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2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60">
      <style:table-cell-properties fo:background-color="#dddddd"/>
    </style:style>
    <style:style style:name="ce3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us_stop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_demand</text:p>
          </table:table-cell>
          <table:table-cell table:style-name="Default" office:value-type="string" calcext:value-type="string">
            <text:p>service_number</text:p>
          </table:table-cell>
          <table:table-cell table:style-name="Default" office:value-type="string" calcext:value-type="string">
            <text:p>season</text:p>
          </table:table-cell>
          <table:table-cell office:value-type="string" calcext:value-type="string">
            <text:p>is_holiday</text:p>
          </table:table-cell>
          <table:table-cell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rodzisk Maz. Traugutta Dw PK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time" office:time-value="PT04H25M00S" calcext:value-type="time">
            <text:p>04:25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Traugutt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28H25M00S" calcext:value-type="time">
            <text:p>04:25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Zakłady Farmaceutycz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6M00S" calcext:value-type="time">
            <text:p>04:26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Poniatowskie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7M00S" calcext:value-type="time">
            <text:p>04:27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rodzisk Maz. Szkoła nr 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28M00S" calcext:value-type="time">
            <text:p>04:28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dzisk Maz. Szwoleżeró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29M00S" calcext:value-type="time">
            <text:p>04:2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zanów Duż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31M00S" calcext:value-type="time">
            <text:p>04:31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olin Kasień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time" office:time-value="PT04H32M00S" calcext:value-type="time">
            <text:p>04:32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tolin Logistycz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32M00S" calcext:value-type="time">
            <text:p>04:32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hlebnia Logistyczna Rab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39M00S" calcext:value-type="time">
            <text:p>04:39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olin Logistyczny Skrzyżowa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time" office:time-value="PT04H40M00S" calcext:value-type="time">
            <text:p>04:40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atolin Logistycz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time" office:time-value="PT04H45M00S" calcext:value-type="time">
            <text:p>04:45</text:p>
          </table:table-cell>
          <table:table-cell office:value-type="string" calcext:value-type="string">
            <text:p>summe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9:30:08.156810250</meta:creation-date>
    <dc:date>2022-07-31T23:16:31.209774431</dc:date>
    <meta:editing-duration>PT2M50S</meta:editing-duration>
    <meta:editing-cycles>3</meta:editing-cycles>
    <meta:generator>LibreOffice/7.3.5.2$Linux_X86_64 LibreOffice_project/30$Build-2</meta:generator>
    <meta:document-statistic meta:table-count="1" meta:cell-count="104" meta:object-count="0"/>
  </office:meta>
</office:document-meta>
</file>